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duktfunktionen</text:p>
      <text:p text:style-name="P1"/>
      <text:p text:style-name="Standard">In diesem Abschnitt werden alle Funktionen behandelt welche dem Benutzter zur Verfügung stehen. Im Vordergrund stehen, Anwendungsfälle (Use-Cases), Aktivitäten und Szenarien.</text:p>
      <text:p text:style-name="Standard"/>
      <text:p text:style-name="P1">Use-Cases</text:p>
      <text:p text:style-name="P1"/>
      <text:p text:style-name="P2">Im folgenden werden die Produktfunktionen des Spiels „Bomberman“ vorgestellt. Einführend beschreibt ein Use-Case-Diagram die Funktionalität der zu entwickelnden Software. Anschließend wird jeder Anwendungsfall nochmal expliziert in seiner Funktionalität erläuter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ny Hofmann</meta:initial-creator>
    <meta:creation-date>2016-12-08T19:49:34.76</meta:creation-date>
    <meta:generator>OpenOffice.org/3.4.1$Win32 OpenOffice.org_project/341m1$Build-9593</meta:generator>
    <dc:date>2016-12-08T21:54:43.12</dc:date>
    <dc:creator>Danny Hofmann</dc:creator>
    <meta:editing-duration>PT2H5M6S</meta:editing-duration>
    <meta:editing-cycles>4</meta:editing-cycles>
    <meta:document-statistic meta:table-count="0" meta:image-count="0" meta:object-count="0" meta:page-count="1" meta:paragraph-count="4" meta:word-count="52" meta:character-count="464"/>
  </office:meta>
</office:document-meta>
</file>